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01e59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01e59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01e59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01e59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01e59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01e59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01e59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01e59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01e59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01e59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01e59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01e59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01e59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01e59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01e59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01e59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01e59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Geovert Isaias Velásquez Aguiler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3/6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358446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0 0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Fallecido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17.62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55" meta:non-whitespace-character-count="989"/>
    <meta:template xlink:type="simple" xlink:actuate="onRequest" xlink:title="Normal" xlink:href=""/>
  </office:meta>
</office:document-meta>
</file>